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chanic</text:h>
      <text:p text:style-name="Text_20_body">Setting: An underground cavern, containing a base, which probably belongs to some vaguely defined organization</text:p>
      <text:p text:style-name="Text_20_body"/>
      <text:p text:style-name="Text_20_body">The player is marooned in a place. They must escape by crafting and building robots, bridges and/or explosives.</text:p>
      <text:p text:style-name="Text_20_body"/>
      <text:p text:style-name="Text_20_body">The walls of the facility are metal like.</text:p>
      <text:p text:style-name="Text_20_body">The player starts in a residence cell. There are two beds in it. There is also a door, which is unlocked.</text:p>
      <text:p text:style-name="Text_20_body">Outside, there is a room. There are three things in the room:</text:p>
      <text:list xml:id="list39346449" text:style-name="L2">
        <text:list-item>
          <text:p text:style-name="P2">The Diagnostic Console</text:p>
          <text:list>
            <text:list-item>
              <text:p text:style-name="P2">If the player interacts with it, it says "You've walked past this console each day on your way to your post, but you've never used it. It makes no sense! If only you had a manual."</text:p>
            </text:list-item>
            <text:list-item>
              <text:p text:style-name="P2">Once interacted with with, it shows a map of the facility. If the player clicks on the cores, it gives their status:</text:p>
              <text:list>
                <text:list-item>
                  <text:p text:style-name="P2">South Core: Condition Yellow, Power output 30%, radiation leaks possible</text:p>
                </text:list-item>
                <text:list-item>
                  <text:p text:style-name="P2">Primary Core: Condition Red, radiation leaks detected, facility contamination detected</text:p>
                </text:list-item>
                <text:list-item>
                  <text:p text:style-name="P2">North Core: Condition Unknown, control link severed</text:p>
                </text:list-item>
                <text:list-item>
                  <text:p text:style-name="P2">Click on it: Sector lockdown released! (This opens the four doors from this room)</text:p>
                </text:list-item>
              </text:list>
            </text:list-item>
          </text:list>
        </text:list-item>
        <text:list-item>
          <text:p text:style-name="P2">Diagnostic Console Manual, Left Half</text:p>
        </text:list-item>
        <text:list-item>
          <text:p text:style-name="P2">Diagnostic Console Manual, Right Half</text:p>
        </text:list-item>
      </text:list>
      <text:p text:style-name="Text_20_body">To the south there is a room with a flamethrower in it. It is firing accross the hall, and the player must roll the robot into its path to get by. To the south of it is the Bridge Console. It merely allows the player to extend the bridges.</text:p>
      <text:p text:style-name="Text_20_body">Accross the hall is an empty sleeping area, like the one the player started in. Wait, there are some tracks in there.</text:p>
      <text:p text:style-name="Text_20_body">To the north is the loading bay. In it is another flamethrower, this one is on a lazy suzan, but with enough force it can be turned to face some explosive barrels next to the loading door. DO THE THING.</text:p>
      <text:p text:style-name="Text_20_body">To the east is the southern lab, which contains some ominous stuff and the motor.</text:p>
      <text:p text:style-name="Text_20_body"/>
      <text:p text:style-name="Text_20_body">You then head north. Avoid the primary core, as its VERY TOXIC. Instead, cross both bridges.</text:p>
      <text:p text:style-name="Text_20_body">Off the north corridor:</text:p>
      <text:list xml:id="list40488449" text:style-name="L3">
        <text:list-item>
          <text:p text:style-name="P3">Master Control: Contains a bunch of consoles, and one of them has a joystick you can grab. Another one has a message that implies that what happened to the primary core was NO ACCIDENT.</text:p>
        </text:list-item>
        <text:list-item>
          <text:p text:style-name="P3">You can also enter the labs. There is a RADIO, and more ominous stuff.</text:p>
        </text:list-item>
        <text:list-item>
          <text:p text:style-name="P3"><text:soft-page-break/>To the north is NORTH VILLAGE, which is completely desterted. There are some empty houses, and a hardware store with a RADIO in it.</text:p>
        </text:list-item>
        <text:list-item>
          <text:p text:style-name="P3">To the north is the TRAM. It will not operate until:</text:p>
        </text:list-item>
      </text:list>
      <text:p text:style-name="Text_20_body"/>
      <text:p text:style-name="Text_20_body">You need to go back and fix the containment problem at the PRIMARY CORE. The issue is that someone has disabled the safety systems, and you need to pull a lever inside to fix it.</text:p>
      <text:p text:style-name="Text_20_body">There is too much CONTAIMINATION for you to go in, so you must send in the robot under remote control to push the lever. When you do, the core comes back online and the TRAM is usable. When you use it, you win the game.</text:p>
      <text:p text:style-name="Text_20_body"/>
      <text:p text:style-name="Text_20_body"/>
      <text:p text:style-name="Text_20_body">There are no enemies, but there are various hazards.</text:p>
      <text:list xml:id="list38604151" text:style-name="L1">
        <text:list-item>
          <text:p text:style-name="P1">Items:</text:p>
        </text:list-item>
        <text:list-item>
          <text:p text:style-name="P1">Left Manual Half+Right Manual Half=Manual</text:p>
        </text:list-item>
        <text:list-item>
          <text:p text:style-name="P1">Tracks+Motor=Robot</text:p>
        </text:list-item>
        <text:list-item>
          <text:p text:style-name="P1">Robot+Radio=Remote Control Robot</text:p>
        </text:list-item>
        <text:list-item>
          <text:p text:style-name="P1">Joystick+Radio=Remote Control</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1M40S</meta:editing-duration>
    <meta:editing-cycles>10</meta:editing-cycles>
    <meta:generator>LibreOffice/3.4$Win32 LibreOffice_project/340m1$Build-12</meta:generator>
    <dc:date>2011-12-16T20:53:38.43</dc:date>
    <dc:creator>Eric Brown</dc:creator>
    <meta:document-statistic meta:table-count="0" meta:image-count="0" meta:object-count="0" meta:page-count="2" meta:paragraph-count="0" meta:word-count="535" meta:character-count="2902" meta:non-whitespace-character-count="2418"/>
    <meta:user-defined meta:name="Info 1"/>
    <meta:user-defined meta:name="Info 2"/>
    <meta:user-defined meta:name="Info 3"/>
    <meta:user-defined meta:name="Info 4"/>
  </office:meta>
</office:document-meta>
</file>